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4" style:family="graphic" style:parent-style-name="standard">
      <style:graphic-properties svg:stroke-color="#aadcf7" draw:fill-color="#aadcf7" draw:textarea-horizontal-align="justify" draw:textarea-vertical-align="middle" draw:auto-grow-height="false" fo:min-height="1.164cm" fo:min-width="0.914cm"/>
    </style:style>
    <style:style style:name="gr5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color="#aadcf7" draw:fill-color="#aadcf7" draw:textarea-horizontal-align="justify" draw:textarea-vertical-align="middle" draw:auto-grow-height="false" fo:min-height="3.75cm" fo:min-width="2.4cm"/>
    </style:style>
    <style:style style:name="gr7" style:family="graphic" style:parent-style-name="standard">
      <style:graphic-properties svg:stroke-color="#aadcf7" draw:fill-color="#aadcf7" draw:textarea-horizontal-align="justify" draw:textarea-vertical-align="middle" draw:auto-grow-height="false" fo:min-height="2.75cm" fo:min-width="1.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1cm"/>
    </style:style>
    <style:style style:name="gr1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48cm"/>
    </style:style>
    <style:style style:name="gr17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93cm"/>
    </style:style>
    <style:style style:name="gr2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color="#aadcf7" draw:fill-color="#aadcf7" draw:textarea-horizontal-align="justify" draw:textarea-vertical-align="middle" draw:auto-grow-height="false" fo:min-height="0.758cm" fo:min-width="1.79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adcf7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2.627cm" svg:height="0.954cm" svg:x="0.9cm" svg:y="12.92cm">
          <draw:text-box>
            <text:p>α_done</text:p>
          </draw:text-box>
        </draw:frame>
        <draw:frame draw:style-name="gr2" draw:text-style-name="P1" xml:id="id11" draw:id="id11" draw:layer="layout" svg:width="1.874cm" svg:height="0.954cm" svg:x="16.06cm" svg:y="18.246cm">
          <draw:text-box>
            <text:p>en_c</text:p>
          </draw:text-box>
        </draw:frame>
        <draw:frame draw:style-name="gr3" draw:text-style-name="P1" xml:id="id9" draw:id="id9" draw:layer="layout" svg:width="2.085cm" svg:height="0.954cm" svg:x="17.01cm" svg:y="13.8cm">
          <draw:text-box>
            <text:p>en_m</text:p>
          </draw:text-box>
        </draw:frame>
        <draw:custom-shape draw:style-name="gr4" draw:text-style-name="P3" xml:id="id2" draw:id="id2" draw:layer="layout" svg:width="2cm" svg:height="2cm" svg:x="10.1cm" svg:y="5.9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2cm" svg:height="2cm" svg:x="6.6cm" svg:y="5.9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8.6cm" svg:y1="6.9cm" svg:x2="10.1cm" svg:y2="6.9cm" draw:start-shape="id1" draw:start-glue-point="10" draw:end-shape="id2" draw:end-glue-point="6" svg:d="M8600 6900h1500" svg:viewBox="0 0 1501 1">
          <text:p/>
        </draw:connector>
        <draw:custom-shape draw:style-name="gr6" draw:text-style-name="P3" xml:id="id3" draw:id="id3" draw:layer="layout" svg:width="2.9cm" svg:height="4cm" svg:x="16.6cm" svg:y="5cm">
          <text:p text:style-name="P2">reg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-0.301cm" svg:x1="19.5cm" svg:y1="7cm" svg:x2="11.1cm" svg:y2="5.9cm" draw:start-shape="id3" draw:start-glue-point="1" draw:end-shape="id2" draw:end-glue-point="4" svg:d="M19500 7000h200v-2501h-8600v1401" svg:viewBox="0 0 8601 2502">
          <text:p/>
        </draw:connector>
        <draw:custom-shape draw:style-name="gr7" draw:text-style-name="P3" xml:id="id5" draw:id="id5" draw:layer="layout" svg:width="2cm" svg:height="3cm" svg:x="5cm" svg:y="11.9cm">
          <text:p text:style-name="P2">reg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2cm" svg:height="3cm" svg:x="9.6cm" svg:y="11.9cm">
          <text:p text:style-name="P2">reg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3.527cm" svg:y1="13.397cm" svg:x2="5cm" svg:y2="13.4cm" draw:start-shape="id4" draw:start-glue-point="1" draw:end-shape="id5" draw:end-glue-point="3" svg:d="M3527 13397h736v3h737" svg:viewBox="0 0 1474 4">
          <text:p/>
        </draw:connector>
        <draw:connector draw:style-name="gr8" draw:text-style-name="P4" draw:layer="layout" svg:x1="7cm" svg:y1="13.4cm" svg:x2="9.6cm" svg:y2="13.4cm" draw:start-shape="id5" draw:start-glue-point="1" draw:end-shape="id6" draw:end-glue-point="3" svg:d="M7000 13400h2600" svg:viewBox="0 0 2601 1">
          <text:p/>
        </draw:connector>
        <draw:connector draw:style-name="gr5" draw:text-style-name="P4" draw:layer="layout" svg:x1="12.1cm" svg:y1="6.9cm" svg:x2="13.4cm" svg:y2="6.901cm" draw:start-shape="id2" draw:start-glue-point="10" draw:end-shape="id7" draw:end-glue-point="10" svg:d="M12100 6900h651v1h649" svg:viewBox="0 0 1301 2">
          <text:p/>
        </draw:connector>
        <draw:connector draw:style-name="gr5" draw:text-style-name="P4" draw:layer="layout" svg:x1="15.3cm" svg:y1="7cm" svg:x2="16.6cm" svg:y2="7cm" draw:end-shape="id3" svg:d="M15300 7000h1300" svg:viewBox="0 0 1301 1">
          <text:p/>
        </draw:connector>
        <draw:connector draw:style-name="gr8" draw:text-style-name="P4" draw:layer="layout" svg:x1="11.6cm" svg:y1="13.4cm" svg:x2="14.3cm" svg:y2="9.288cm" draw:start-shape="id6" draw:start-glue-point="1" draw:end-shape="id7" draw:end-glue-point="6" svg:d="M11600 13400h2700v-4112" svg:viewBox="0 0 2701 4113">
          <text:p/>
        </draw:connector>
        <draw:frame draw:style-name="gr9" draw:text-style-name="P1" draw:layer="layout" svg:width="1.738cm" svg:height="0.954cm" svg:x="12.2cm" svg:y="13.4cm">
          <draw:text-box>
            <text:p>start</text:p>
          </draw:text-box>
        </draw:frame>
        <draw:frame draw:style-name="gr10" draw:text-style-name="P1" draw:layer="layout" svg:width="1.311cm" svg:height="0.954cm" svg:x="14.189cm" svg:y="9.9cm">
          <draw:text-box>
            <text:p>sel</text:p>
          </draw:text-box>
        </draw:frame>
        <draw:connector draw:style-name="gr5" draw:text-style-name="P4" draw:layer="layout" draw:line-skew="-2.001cm" svg:x1="8.6cm" svg:y1="6.9cm" svg:x2="13.4cm" svg:y2="8.899cm" draw:start-shape="id1" draw:start-glue-point="10" draw:end-shape="id7" draw:end-glue-point="9" svg:d="M8600 6900h400v1999h4400" svg:viewBox="0 0 4801 2000">
          <text:p/>
        </draw:connector>
        <draw:custom-shape draw:style-name="gr4" draw:text-style-name="P3" xml:id="id8" draw:id="id8" draw:layer="layout" svg:width="2cm" svg:height="2cm" svg:x="17.05cm" svg:y="10.2cm">
          <text:p text:style-name="P2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line-skew="-0.025cm" svg:x1="11.6cm" svg:y1="13.4cm" svg:x2="17.05cm" svg:y2="11.2cm" draw:start-shape="id6" draw:start-glue-point="1" draw:end-shape="id8" draw:end-glue-point="6" svg:d="M11600 13400h2700v-2200h2750" svg:viewBox="0 0 5451 2201">
          <text:p/>
        </draw:connector>
        <draw:connector draw:style-name="gr8" draw:text-style-name="P4" draw:layer="layout" svg:x1="18.052cm" svg:y1="13.8cm" svg:x2="18.05cm" svg:y2="12.2cm" draw:start-shape="id9" draw:start-glue-point="0" draw:end-shape="id8" draw:end-glue-point="8" svg:d="M18052 13800v-799h-2v-801" svg:viewBox="0 0 3 1601">
          <text:p/>
        </draw:connector>
        <draw:frame draw:style-name="gr11" draw:text-style-name="P1" draw:layer="layout" svg:width="1.205cm" svg:height="0.954cm" svg:x="16.9cm" svg:y="9.1cm">
          <draw:text-box>
            <text:p>en</text:p>
          </draw:text-box>
        </draw:frame>
        <draw:custom-shape draw:style-name="gr4" draw:text-style-name="P3" xml:id="id10" draw:id="id10" draw:layer="layout" svg:width="2cm" svg:height="2cm" svg:x="16cm" svg:y="15cm">
          <text:p text:style-name="P2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689cm" svg:height="0.954cm" svg:x="9.2cm" svg:y="16.1cm">
          <draw:text-box>
            <text:p>done_detected</text:p>
          </draw:text-box>
        </draw:frame>
        <draw:connector draw:style-name="gr8" draw:text-style-name="P4" draw:layer="layout" draw:line-skew="-3.5cm" svg:x1="7cm" svg:y1="13.4cm" svg:x2="16cm" svg:y2="16cm" draw:start-shape="id5" draw:start-glue-point="1" draw:end-shape="id10" draw:end-glue-point="6" svg:d="M7000 13400h1000v2600h8000" svg:viewBox="0 0 9001 2601">
          <text:p/>
        </draw:connector>
        <draw:connector draw:style-name="gr8" draw:text-style-name="P4" draw:layer="layout" svg:x1="16.997cm" svg:y1="18.246cm" svg:x2="17cm" svg:y2="17cm" draw:start-shape="id11" draw:start-glue-point="0" draw:end-shape="id10" draw:end-glue-point="8" svg:d="M16997 18246v-622h3v-624" svg:viewBox="0 0 4 1247">
          <text:p/>
        </draw:connector>
        <draw:custom-shape draw:style-name="gr6" draw:text-style-name="P3" xml:id="id12" draw:id="id12" draw:layer="layout" svg:width="2.9cm" svg:height="4cm" svg:x="21.6cm" svg:y="5cm">
          <draw:glue-point draw:id="4" svg:x="-5.003cm" svg:y="2.5cm"/>
          <text:p text:style-name="P2">reg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9.5cm" svg:y1="7cm" svg:x2="21.6cm" svg:y2="7cm" draw:start-shape="id3" draw:start-glue-point="1" draw:end-shape="id12" draw:end-glue-point="3" svg:d="M19500 7000h2100" svg:viewBox="0 0 2101 1">
          <text:p/>
        </draw:connector>
        <draw:frame draw:style-name="gr13" draw:text-style-name="P1" draw:layer="layout" svg:width="1.205cm" svg:height="0.954cm" svg:x="20.195cm" svg:y="7.946cm">
          <draw:text-box>
            <text:p>en</text:p>
          </draw:text-box>
        </draw:frame>
        <draw:custom-shape draw:style-name="gr7" draw:text-style-name="P3" xml:id="id13" draw:id="id13" draw:layer="layout" svg:width="2cm" svg:height="3cm" svg:x="22.5cm" svg:y="14.5cm">
          <text:p text:style-name="P2">reg</text:p>
          <draw:enhanced-geometry svg:viewBox="0 0 21600 21600" draw:type="rectangle" draw:enhanced-path="M 0 0 L 21600 0 21600 21600 0 21600 0 0 Z N"/>
        </draw:custom-shape>
        <draw:frame draw:style-name="gr14" draw:text-style-name="P1" xml:id="id14" draw:id="id14" draw:layer="layout" svg:width="2.471cm" svg:height="0.954cm" svg:x="26.2cm" svg:y="15.52cm">
          <draw:text-box>
            <text:p>y_valid</text:p>
          </draw:text-box>
        </draw:frame>
        <draw:connector draw:style-name="gr8" draw:text-style-name="P4" draw:layer="layout" draw:line-skew="-0.001cm" svg:x1="18cm" svg:y1="16cm" svg:x2="21.6cm" svg:y2="8cm" draw:start-shape="id10" draw:start-glue-point="10" draw:end-shape="id12" draw:end-glue-point="4" svg:d="M18000 16000h1800v-8000h1800" svg:viewBox="0 0 3601 8001">
          <text:p/>
        </draw:connector>
        <draw:connector draw:style-name="gr8" draw:text-style-name="P4" draw:layer="layout" svg:x1="18cm" svg:y1="16cm" svg:x2="22.5cm" svg:y2="16cm" draw:start-shape="id10" draw:start-glue-point="10" draw:end-shape="id13" svg:d="M18000 16000h4500" svg:viewBox="0 0 4501 1">
          <text:p/>
        </draw:connector>
        <draw:connector draw:style-name="gr15" draw:text-style-name="P4" draw:layer="layout" svg:x1="24.5cm" svg:y1="16cm" svg:x2="26.2cm" svg:y2="15.997cm" draw:start-shape="id13" draw:start-glue-point="1" draw:end-shape="id14" svg:d="M24500 16000h851v-3h849" svg:viewBox="0 0 1701 4">
          <text:p/>
        </draw:connector>
        <draw:frame draw:style-name="gr16" draw:text-style-name="P1" xml:id="id15" draw:id="id15" draw:layer="layout" svg:width="3.148cm" svg:height="0.954cm" svg:x="25.752cm" svg:y="6.53cm">
          <draw:text-box>
            <text:p>y [nb-1:0]</text:p>
          </draw:text-box>
        </draw:frame>
        <draw:connector draw:style-name="gr8" draw:text-style-name="P4" draw:layer="layout" svg:x1="18.05cm" svg:y1="10.2cm" svg:x2="18.05cm" svg:y2="9cm" draw:start-shape="id8" draw:start-glue-point="4" draw:end-shape="id3" draw:end-glue-point="2" svg:d="M18050 10200v-1200" svg:viewBox="0 0 1 1201">
          <text:p/>
        </draw:connector>
        <draw:connector draw:style-name="gr17" draw:text-style-name="P4" draw:layer="layout" svg:x1="24.5cm" svg:y1="7cm" svg:x2="25.752cm" svg:y2="7.007cm" draw:start-shape="id12" draw:start-glue-point="1" draw:end-shape="id15" svg:d="M24500 7000h627v7h625" svg:viewBox="0 0 1253 8">
          <text:p/>
        </draw:connector>
        <draw:frame draw:style-name="gr18" draw:text-style-name="P1" xml:id="id17" draw:id="id17" draw:layer="layout" svg:width="4.731cm" svg:height="0.954cm" svg:x="0.88cm" svg:y="4.446cm">
          <draw:text-box>
            <text:p>s_data [nb-1:0]</text:p>
          </draw:text-box>
        </draw:frame>
        <draw:frame draw:style-name="gr19" draw:text-style-name="P1" xml:id="id16" draw:id="id16" draw:layer="layout" svg:width="4.193cm" svg:height="0.954cm" svg:x="0.907cm" svg:y="8.546cm">
          <draw:text-box>
            <text:p>coeff [nb-1:0]</text:p>
          </draw:text-box>
        </draw:frame>
        <draw:connector draw:style-name="gr20" draw:text-style-name="P4" draw:layer="layout" svg:x1="5.1cm" svg:y1="9.023cm" svg:x2="7.6cm" svg:y2="7.9cm" draw:start-shape="id16" draw:start-glue-point="1" draw:end-shape="id1" draw:end-glue-point="8" svg:d="M5100 9023h2500v-1123" svg:viewBox="0 0 2501 1124">
          <text:p/>
        </draw:connector>
        <draw:connector draw:style-name="gr20" draw:text-style-name="P4" draw:layer="layout" svg:x1="5.611cm" svg:y1="4.923cm" svg:x2="7.6cm" svg:y2="5.9cm" draw:start-shape="id17" draw:start-glue-point="1" draw:end-shape="id1" draw:end-glue-point="4" svg:d="M5611 4923h1989v977" svg:viewBox="0 0 1990 978">
          <text:p/>
        </draw:connector>
        <draw:custom-shape draw:style-name="gr21" draw:text-style-name="P3" xml:id="id7" draw:id="id7" draw:layer="layout" svg:width="4.1cm" svg:height="1.8cm" draw:transform="rotate (1.5709708597201) translate (13.4cm 9.8cm)">
          <draw:glue-point draw:id="8" svg:x="-5cm" svg:y="-3.6cm"/>
          <draw:glue-point draw:id="9" svg:x="-5.005cm" svg:y="2.804cm"/>
          <draw:glue-point draw:id="10" svg:x="-5.005cm" svg:y="-2.073cm"/>
          <text:p text:style-name="P2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2-03T12:20:08.329207625</dc:date>
    <meta:editing-duration>PT29M2S</meta:editing-duration>
    <meta:editing-cycles>8</meta:editing-cycles>
    <meta:generator>LibreOffice/5.3.6.1$Linux_X86_64 LibreOffice_project/30$Build-1</meta:generator>
    <meta:document-statistic meta:object-count="42"/>
  </office:meta>
</office:document-meta>
</file>